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fo:text-align="center" style:justify-single-word="false"/>
    </style:style>
    <style:style style:name="P3" style:family="paragraph" style:parent-style-name="Standard">
      <style:paragraph-properties fo:margin-top="0in" fo:margin-bottom="0.139in" loext:contextual-spacing="false" fo:line-height="115%"/>
      <style:text-properties style:font-name="Calibri" fo:font-size="11pt" fo:language="en" fo:country="none" fo:font-weight="normal" style:font-size-asian="11pt" style:font-weight-asian="normal"/>
    </style:style>
    <style:style style:name="P4" style:family="paragraph" style:parent-style-name="Standard">
      <style:paragraph-properties fo:margin-top="0in" fo:margin-bottom="0.139in" loext:contextual-spacing="false" fo:line-height="115%" fo:text-align="start" style:justify-single-word="false"/>
      <style:text-properties fo:font-size="10pt" style:font-size-asian="10pt" style:font-size-complex="10pt"/>
    </style:style>
    <style:style style:name="P5" style:family="paragraph" style:parent-style-name="Standard" style:master-page-name="Standard">
      <style:paragraph-properties fo:margin-top="0in" fo:margin-bottom="0.139in" loext:contextual-spacing="false" fo:line-height="115%" fo:text-align="center" style:justify-single-word="false" style:page-number="auto"/>
    </style:style>
    <style:style style:name="T1" style:family="text">
      <style:text-properties style:font-name="Cambria" fo:font-size="20pt" fo:language="en" fo:country="none" fo:font-weight="bold" style:font-size-asian="20pt" style:font-weight-asian="bold"/>
    </style:style>
    <style:style style:name="T2" style:family="text">
      <style:text-properties style:font-name="Cambria" fo:font-size="20pt" fo:language="en" fo:country="none" fo:font-weight="bold" officeooo:rsid="0010697a" style:font-size-asian="20pt" style:font-weight-asian="bold"/>
    </style:style>
    <style:style style:name="T3" style:family="text">
      <style:text-properties style:font-name="Cambria" fo:font-size="12pt" fo:language="en" fo:country="none" fo:font-weight="normal" style:font-size-asian="12pt" style:font-weight-asian="normal"/>
    </style:style>
    <style:style style:name="T4" style:family="text">
      <style:text-properties style:font-name="Cambria" fo:font-size="12pt" fo:language="en" fo:country="none" fo:font-weight="bold" style:font-size-asian="12pt" style:font-weight-asian="bold"/>
    </style:style>
    <style:style style:name="T5" style:family="text">
      <style:text-properties style:font-name="Cambria" fo:font-size="16pt" fo:language="en" fo:country="none" fo:font-weight="bold" style:font-size-asian="16pt" style:font-weight-asian="bold"/>
    </style:style>
    <style:style style:name="T6" style:family="text">
      <style:text-properties style:font-name="Cambria" fo:language="en" fo:country="none" fo:font-weight="bold" officeooo:rsid="0010697a" style:font-weight-asian="bold"/>
    </style:style>
    <style:style style:name="T7"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ext:p>
      <text:p text:style-name="P4"><text:span text:style-name="T6">xchg(volatile unsigned int *addr, unsigned int newval)</text:span></text:p>
      <text:p text:style-name="P4"><text:span text:style-name="T6">{</text:span></text:p>
      <text:p text:style-name="P4"><text:span text:style-name="T6"><text:s text:c="4"/>uint result;</text:span></text:p>
      <text:p text:style-name="P4"><text:span text:style-name="T6"/></text:p>
      <text:p text:style-name="P4"><text:span text:style-name="T6"><text:s text:c="4"/>// +m means to read then modify *addr is placed in result and new value is then stored in addr (atomic xchgl x86 assembly instruction) </text:span></text:p>
      <text:p text:style-name="P4"><text:span text:style-name="T6"><text:s text:c="4"/>asm volatile("lock; xchgl %0, %1" : "+m" (*addr), "=a" (result) : "1" (newval) : "cc");</text:span></text:p>
      <text:p text:style-name="P4"><text:span text:style-name="T6"><text:s text:c="4"/>return result;</text:span></text:p>
      <text:p text:style-name="P4"><text:span text:style-name="T6">}</text:span></text:p>
      <text:p text:style-name="P2"><text:span text:style-name="T2"/></text:p>
      <text:p text:style-name="P2"><text:span text:style-name="T2">pgae</text:span><text:span text:style-name="T1">Lab Manual 8</text:span></text:p>
      <text:p text:style-name="P2"><text:span text:style-name="T1">xv6 Threads</text:span></text:p>
      <text:p text:style-name="P3"/>
      <text:p text:style-name="P1"><text:span text:style-name="T3">In this project, you'll be adding real kernel threads to xv6. <text:s/>Specifically, you'll do three things. First, you'll define a new system call to create a kernel thread, called clone() , as well as one to wait for a thread called join() . Then, you'll use clone() to build a little thread library, with a thread_create() , lock_acquire() , lock_release() , and cv_signal() and cv_wait() functions.</text:span></text:p>
      <text:p text:style-name="P1"><text:span text:style-name="T5">Details</text:span></text:p>
      <text:p text:style-name="P1"><text:span text:style-name="T5">Thread Library:</text:span></text:p>
      <text:p text:style-name="P1"><text:span text:style-name="T3">1. Your new clone system call should look like this: </text:span></text:p>
      <text:p text:style-name="P1"><text:span text:style-name="T3"><text:tab/><text:tab/></text:span><text:span text:style-name="T4">int clone(void(*fcn)(void*), void *arg, void*stack) </text:span></text:p>
      <text:p text:style-name="P1"><text:span text:style-name="T3"><text:s/>This call creates a new kernel thread which shares the calling process's address space. File descriptors are copied as in fork. The </text:span><text:soft-page-break/><text:span text:style-name="T3">new process uses stack as its user stack, which is passed the given argument arg and uses a fake return PC (0xffffffff). The stack should be one page in size and page-aligned. The new thread starts executing at the address specified by fcn . As with fork(), the PID of the new thread is returned to the parent.</text:span></text:p>
      <text:p text:style-name="P1"><text:span text:style-name="T3">2. Another new system call is:</text:span></text:p>
      <text:p text:style-name="P1"><text:span text:style-name="T3"><text:tab/></text:span><text:span text:style-name="T4"><text:tab/><text:tab/><text:tab/>int join(void **stack) </text:span></text:p>
      <text:p text:style-name="P1"><text:span text:style-name="T3"><text:s/>This call waits for a child thread that shares the address space with the calling process. It returns the PID of waited-for child or -1 if none. The location of the child's user stack is copied into the argument stack .</text:span></text:p>
      <text:p text:style-name="P1"><text:span text:style-name="T3">3. Your thread library will be built on top of this, and just have a simple routine:</text:span></text:p>
      <text:p text:style-name="P1"><text:span text:style-name="T3"><text:tab/><text:tab/></text:span><text:span text:style-name="T4">thread_create(void (*start_routine)(void*), void *arg) <text:s/></text:span></text:p>
      <text:p text:style-name="P1"><text:span text:style-name="T4"><text:s text:c="15806"/></text:span><text:span text:style-name="T3">This routine should call malloc() to create a new user stack, use clone() to create the child thread and get it running. </text:span></text:p>
      <text:p text:style-name="P1"><text:span text:style-name="T3">4. A thread_join() call should also be used, which calls the underlying join() system call, frees the user stack, and then returns.</text:span></text:p>
      <text:p text:style-name="P1"><text:span text:style-name="T5">Spin Locks:</text:span></text:p>
      <text:p text:style-name="P1"><text:span text:style-name="T3">Your thread library should also have a simple spin lock. There should be a type lock_t that one uses to declare a lock, and three routines:</text:span></text:p>
      <text:p text:style-name="P1"><text:span text:style-name="T3">1. lock_t</text:span></text:p>
      <text:p text:style-name="P1"><text:span text:style-name="T3">2 lock_acquire(lock_t *) <text:s/>to acquire lock</text:span></text:p>
      <text:p text:style-name="P1"><text:span text:style-name="T3">3 lock_release(lock_t *) to release lock</text:span></text:p>
      <text:p text:style-name="P1"><text:span text:style-name="T3">4 lock_init(lock_t *) to initialize lock </text:span></text:p>
      <text:p text:style-name="P1"><text:span text:style-name="T5">Condition Variables:</text:span></text:p>
      <text:p text:style-name="P1"><text:span text:style-name="T3">Finally, you should have a simple condition variable and related routines: </text:span></text:p>
      <text:p text:style-name="P1"><text:soft-page-break/><text:span text:style-name="T3">1. cond_t</text:span></text:p>
      <text:p text:style-name="P1"><text:span text:style-name="T3">2. cv_wait(cond_t *, lock_t *) </text:span></text:p>
      <text:p text:style-name="P1"><text:span text:style-name="T3">3. cv_signal(cond_t *) </text:span></text:p>
      <text:p text:style-name="P1"><text:span text:style-name="T3">These routines should do what is expected: either put the caller to sleep (and release the lock) or wake a sleeping thread, respectively.</text:span></text:p>
      <text:p text:style-name="P1"><text:span text:style-name="T5">Other System Calls:</text:span></text:p>
      <text:p text:style-name="P1"><text:span text:style-name="T3">You also need to think about the semantics of a couple of existing system calls. For example, int wait() should wait for a child process that does not share the address space with this process. It should also free the address space if this is last reference to it. Finally, exit() should work as before but for both processes and threads; little change is required here.</text:span></text:p>
      <text:p text:style-name="P1"><text:span text:style-name="T3">One thing you need to be careful with is when an address space is grown by a thread in a multi-threaded process. Trace this code path carefully and see where a new lock is needed and what else needs to be updated to grow an address space in a multi-threaded process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3T09:10:54.338217813</dc:date>
    <meta:editing-duration>PT34M12S</meta:editing-duration>
    <meta:editing-cycles>1</meta:editing-cycles>
    <meta:document-statistic meta:table-count="0" meta:image-count="0" meta:object-count="0" meta:page-count="3" meta:paragraph-count="37" meta:word-count="552" meta:character-count="19031" meta:non-whitespace-character-count="2671"/>
    <meta:generator>LibreOffice/6.0.7.3$Linux_X86_64 LibreOffice_project/00m0$Build-3</meta:generator>
  </office:meta>
</office:document-meta>
</file>